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40.7" calcext:value-type="float">
            <text:p>140.7</text:p>
          </table:table-cell>
          <table:table-cell/>
          <table:table-cell office:value-type="string" calcext:value-type="string">
            <text:p>01.06:</text:p>
          </table:table-cell>
          <table:table-cell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office:value-type="string" calcext:value-type="string">
            <text:p>02.06:</text:p>
          </table:table-cell>
          <table:table-cell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office:value-type="string" calcext:value-type="string">
            <text:p>03.06:</text:p>
          </table:table-cell>
          <table:table-cell table:style-name="ce28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86.07" calcext:value-type="float">
            <text:p>86.0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38];&quot;Nahrung&quot;;[.C2:.C65538])" office:value-type="float" office:value="15.66" calcext:value-type="float">
            <text:p>15.66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Tabak</text:p>
          </table:table-cell>
          <table:table-cell table:style-name="ce20" table:content-validation-name="val1" table:formula="of:=SUMIF([.D2:.D65546];&quot;Tabak&quot;;[.C2:.C65546])"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2.58" calcext:value-type="float">
            <text:p>2.5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3.28" calcext:value-type="float">
            <text:p>3.28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Ausgehen</text:p>
          </table:table-cell>
          <table:table-cell table:style-name="ce25" table:content-validation-name="val1" table:formula="of:=SUMIF([.D2:.D65535];&quot;Ausgehe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-1.39" calcext:value-type="float">
            <text:p>-1.39</text:p>
          </table:table-cell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54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1:'Juni 15'.D1048576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G8:'Juni 15'.H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20:36:18.86084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03T20:40:32.097839647</dc:date>
    <meta:editing-duration>PT1H7S</meta:editing-duration>
    <meta:editing-cycles>10</meta:editing-cycles>
    <meta:generator>LibreOffice/4.4.3.2$Linux_x86 LibreOffice_project/40m0$Build-2</meta:generator>
    <meta:document-statistic meta:table-count="2" meta:cell-count="164" meta:object-count="0"/>
  </office:meta>
</office:document-meta>
</file>